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2"/>
    <style:style style:name="ce4" style:family="table-cell" style:parent-style-name="Default" style:data-style-name="N123"/>
    <style:style style:name="ce5" style:family="table-cell" style:parent-style-name="Default" style:data-style-name="N2"/>
    <style:style style:name="ce6" style:family="table-cell" style:parent-style-name="Default" style:data-style-name="N125"/>
    <style:style style:name="ce7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DC-timing</text:p>
          </table:table-cell>
          <table:table-cell table:number-columns-repeated="23"/>
        </table:table-row>
        <table:table-row table:style-name="ro1">
          <table:table-cell table:style-name="ce1" office:value-type="date" office:date-value="2023-06-27" calcext:value-type="date">
            <text:p>06/27/23</text:p>
          </table:table-cell>
          <table:table-cell table:style-name="ce1" office:value-type="date" office:date-value="2023-10-30" calcext:value-type="date">
            <text:p>10/30/23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431</text:p>
          </table:table-cell>
          <table:table-cell table:number-columns-repeated="2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19"/>
        </table:table-row>
        <table:table-row table:style-name="ro1"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10"/>
          <table:table-cell office:value-type="string" calcext:value-type="string">
            <text:p>60 Hz issue</text:p>
          </table:table-cell>
          <table:table-cell table:number-columns-repeated="4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deg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otal cycles</text:p>
          </table:table-cell>
          <table:table-cell table:number-columns-repeated="2" table:style-name="ce2"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2" office:value-type="string" calcext:value-type="string">
            <text:p>fADC(MHz)</text:p>
          </table:table-cell>
          <table:table-cell table:style-name="ce2" office:value-type="string" calcext:value-type="string">
            <text:p>Cadc(p)</text:p>
          </table:table-cell>
          <table:table-cell table:style-name="ce2" office:value-type="string" calcext:value-type="string">
            <text:p>In(2^n+2)</text:p>
          </table:table-cell>
          <table:table-cell table:style-name="ce2" office:value-type="string" calcext:value-type="string">
            <text:p>Radc (k)</text:p>
          </table:table-cell>
          <table:table-cell table:style-name="ce2" office:value-type="string" calcext:value-type="string">
            <text:p>Rain</text:p>
          </table:table-cell>
          <table:table-cell table:style-name="ce2" table:number-columns-repeated="3"/>
          <table:table-cell table:style-name="ce2" office:value-type="string" calcext:value-type="string">
            <text:p>ACOS(X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.5</text:p>
          </table:table-cell>
          <table:table-cell table:formula="of:=[.B8]+[.C$6]" office:value-type="float" office:value="59.5" calcext:value-type="float">
            <text:p>59.5</text:p>
          </table:table-cell>
          <table:table-cell table:style-name="ce5" table:formula="of:=[.C8]*(1/[.D$6])" office:value-type="float" office:value="3.71875" calcext:value-type="float">
            <text:p>3.72</text:p>
          </table:table-cell>
          <table:table-cell table:formula="of:=[.D8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(([.H8]-0.5)/([.I8]*1000000*[.J8]*0.000000000001*[.K8]))-[.L8]" office:value-type="float" office:value="-5.36421712239583" calcext:value-type="float">
            <text:p>-5.364217122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grees</text:p>
          </table:table-cell>
          <table:table-cell/>
          <table:table-cell table:formula="of:=[.S7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U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table:formula="of:=[.B9]+[.C$6]" office:value-type="float" office:value="59.5" calcext:value-type="float">
            <text:p>59.5</text:p>
          </table:table-cell>
          <table:table-cell table:style-name="ce5" table:formula="of:=[.C9]*(1/[.D$6])" office:value-type="float" office:value="3.71875" calcext:value-type="float">
            <text:p>3.72</text:p>
          </table:table-cell>
          <table:table-cell table:formula="of:=[.D9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9]-0.5)/([.I9]*1000000*[.J9]*0.000000000001*[.K9]))-[.L9]" office:value-type="float" office:value="-2.31245930989583" calcext:value-type="float">
            <text:p>-2.3124593099</text:p>
          </table:table-cell>
          <table:table-cell table:number-columns-repeated="2"/>
          <table:table-cell table:style-name="ce3" office:value-type="float" office:value="1" calcext:value-type="float">
            <text:p>1.00000</text:p>
          </table:table-cell>
          <table:table-cell table:formula="of:=ACOS([.P9])*(180/PI())" office:value-type="float" office:value="0" calcext:value-type="float">
            <text:p>0</text:p>
          </table:table-cell>
          <table:table-cell/>
          <table:table-cell table:formula="of:=[.S8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U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float" office:value="47.5" calcext:value-type="float">
            <text:p>47.5</text:p>
          </table:table-cell>
          <table:table-cell table:formula="of:=[.B10]+[.C$6]" office:value-type="float" office:value="59.5" calcext:value-type="float">
            <text:p>59.5</text:p>
          </table:table-cell>
          <table:table-cell table:style-name="ce5" table:formula="of:=[.C10]*(1/[.D$6])" office:value-type="float" office:value="3.71875" calcext:value-type="float">
            <text:p>3.72</text:p>
          </table:table-cell>
          <table:table-cell table:formula="of:=[.D10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0]-0.5)/([.I10]*1000000*[.J10]*0.000000000001*[.K10]))-[.L10]" office:value-type="float" office:value="0.993611653645833" calcext:value-type="float">
            <text:p>0.9936116536</text:p>
          </table:table-cell>
          <table:table-cell table:number-columns-repeated="2"/>
          <table:table-cell table:style-name="ce3" office:value-type="float" office:value="0.99" calcext:value-type="float">
            <text:p>0.99000</text:p>
          </table:table-cell>
          <table:table-cell table:formula="of:=ACOS([.P10])*(180/PI())" office:value-type="float" office:value="8.10961445599418" calcext:value-type="float">
            <text:p>8.109614456</text:p>
          </table:table-cell>
          <table:table-cell/>
          <table:table-cell table:formula="of:=[.S9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table:formula="of:=[.U10]+[.U9]+[.U8]+[.U7]" office:value-type="float" office:value="276" calcext:value-type="float">
            <text:p>276</text:p>
          </table:table-cell>
          <table:table-cell table:formula="of:=[.V10]*(1/[.D$19])" office:value-type="float" office:value="24.5333333333333" calcext:value-type="float">
            <text:p>24.5333333333</text:p>
          </table:table-cell>
          <table:table-cell table:formula="of:=[.W10]*[.Q$23]" office:value-type="float" office:value="0.52992" calcext:value-type="float">
            <text:p>0.52992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float" office:value="47.5" calcext:value-type="float">
            <text:p>47.5</text:p>
          </table:table-cell>
          <table:table-cell table:formula="of:=[.B11]+[.C$6]" office:value-type="float" office:value="59.5" calcext:value-type="float">
            <text:p>59.5</text:p>
          </table:table-cell>
          <table:table-cell table:style-name="ce5" table:formula="of:=[.C11]*(1/[.D$6])" office:value-type="float" office:value="3.71875" calcext:value-type="float">
            <text:p>3.72</text:p>
          </table:table-cell>
          <table:table-cell table:formula="of:=[.D11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1]-0.5)/([.I11]*1000000*[.J11]*0.000000000001*[.K11]))-[.L11]" office:value-type="float" office:value="8.1143798828125" calcext:value-type="float">
            <text:p>8.1143798828</text:p>
          </table:table-cell>
          <table:table-cell table:number-columns-repeated="2"/>
          <table:table-cell table:style-name="ce3" office:value-type="float" office:value="0.995" calcext:value-type="float">
            <text:p>0.99500</text:p>
          </table:table-cell>
          <table:table-cell table:formula="of:=ACOS([.P11])*(180/PI())" office:value-type="float" office:value="5.73196796519773" calcext:value-type="float">
            <text:p>5.7319679652</text:p>
          </table:table-cell>
          <table:table-cell/>
          <table:table-cell table:formula="of:=[.S10]+1" office:value-type="float" office:value="5" calcext:value-type="float">
            <text:p>5</text:p>
          </table:table-cell>
          <table:table-cell office:value-type="string" calcext:value-type="string">
            <text:p>X2</text:p>
          </table:table-cell>
          <table:table-cell table:formula="of:=[.U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table:formula="of:=[.B12]+[.C$6]" office:value-type="float" office:value="59.5" calcext:value-type="float">
            <text:p>59.5</text:p>
          </table:table-cell>
          <table:table-cell table:style-name="ce5" table:formula="of:=[.C12]*(1/[.D$6])" office:value-type="float" office:value="3.71875" calcext:value-type="float">
            <text:p>3.72</text:p>
          </table:table-cell>
          <table:table-cell table:formula="of:=[.D12]*[.E$6]" office:value-type="float" office:value="59.5" calcext:value-type="float">
            <text:p>59.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2]-0.5)/([.I12]*1000000*[.J12]*0.000000000001*[.K12]))-[.L12]" office:value-type="float" office:value="15.2351481119792" calcext:value-type="float">
            <text:p>15.235148112</text:p>
          </table:table-cell>
          <table:table-cell table:number-columns-repeated="2"/>
          <table:table-cell table:style-name="ce3" office:value-type="float" office:value="0.999" calcext:value-type="float">
            <text:p>0.99900</text:p>
          </table:table-cell>
          <table:table-cell table:formula="of:=ACOS([.P12])*(180/PI())" office:value-type="float" office:value="2.56255873312314" calcext:value-type="float">
            <text:p>2.5625587331</text:p>
          </table:table-cell>
          <table:table-cell/>
          <table:table-cell table:formula="of:=[.S11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U1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float" office:value="247.5" calcext:value-type="float">
            <text:p>247.5</text:p>
          </table:table-cell>
          <table:table-cell table:formula="of:=[.B13]+[.C$6]" office:value-type="float" office:value="259.5" calcext:value-type="float">
            <text:p>259.5</text:p>
          </table:table-cell>
          <table:table-cell table:style-name="ce5" table:formula="of:=[.C13]*(1/[.D$6])" office:value-type="float" office:value="16.21875" calcext:value-type="float">
            <text:p>16.22</text:p>
          </table:table-cell>
          <table:table-cell table:formula="of:=[.D13]*[.E$6]" office:value-type="float" office:value="259.5" calcext:value-type="float">
            <text:p>259.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3]-0.5)/([.I13]*1000000*[.J13]*0.000000000001*[.K13]))-[.L13]" office:value-type="float" office:value="22.3559163411458" calcext:value-type="float">
            <text:p>22.3559163411</text:p>
          </table:table-cell>
          <table:table-cell table:number-columns-repeated="5"/>
          <table:table-cell table:formula="of:=[.S12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U1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float" office:value="247.5" calcext:value-type="float">
            <text:p>247.5</text:p>
          </table:table-cell>
          <table:table-cell table:formula="of:=[.B14]+[.C$6]" office:value-type="float" office:value="259.5" calcext:value-type="float">
            <text:p>259.5</text:p>
          </table:table-cell>
          <table:table-cell table:style-name="ce5" table:formula="of:=[.C14]*(1/[.D$6])" office:value-type="float" office:value="16.21875" calcext:value-type="float">
            <text:p>16.22</text:p>
          </table:table-cell>
          <table:table-cell table:formula="of:=[.D14]*[.E$6]" office:value-type="float" office:value="259.5" calcext:value-type="float">
            <text:p>259.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4]-0.5)/([.I14]*1000000*[.J14]*0.000000000001*[.K14]))-[.L14]" office:value-type="float" office:value="30.4939371744792" calcext:value-type="float">
            <text:p>30.4939371745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(us)</text:p>
          </table:table-cell>
          <table:table-cell/>
          <table:table-cell table:formula="of:=[.S13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U10]" office:value-type="float" office:value="156" calcext:value-type="float">
            <text:p>156</text:p>
          </table:table-cell>
          <table:table-cell table:formula="of:=[.U14]+[.U13]+[.U12]+[.U11]" office:value-type="float" office:value="276" calcext:value-type="float">
            <text:p>276</text:p>
          </table:table-cell>
          <table:table-cell table:formula="of:=[.V14]*(1/[.D$19])" office:value-type="float" office:value="24.5333333333333" calcext:value-type="float">
            <text:p>24.5333333333</text:p>
          </table:table-cell>
          <table:table-cell table:formula="of:=[.W14]*[.Q$23]" office:value-type="float" office:value="0.52992" calcext:value-type="float">
            <text:p>0.52992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table:formula="of:=(([.H15]-0.5)/([.I15]*1000000*[.J15]*0.000000000001*[.K15]))-[.L15]" office:value-type="float" office:value="115.943155924479" calcext:value-type="float">
            <text:p>115.9431559245</text:p>
          </table:table-cell>
          <table:table-cell table:number-columns-repeated="2"/>
          <table:table-cell table:style-name="ce2" office:value-type="string" calcext:value-type="string">
            <text:p>1 scan</text:p>
          </table:table-cell>
          <table:table-cell table:formula="of:=[.D34]" office:value-type="float" office:value="83.9111111111113" calcext:value-type="float">
            <text:p>83.9111111111</text:p>
          </table:table-cell>
          <table:table-cell/>
          <table:table-cell table:formula="of:=[.S14]+1" office:value-type="float" office:value="9" calcext:value-type="float">
            <text:p>9</text:p>
          </table:table-cell>
          <table:table-cell office:value-type="string" calcext:value-type="string">
            <text:p>X3</text:p>
          </table:table-cell>
          <table:table-cell table:formula="of:=[.U1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8:.C14])" office:value-type="float" office:value="816.5" calcext:value-type="float">
            <text:p>816.5</text:p>
          </table:table-cell>
          <table:table-cell table:formula="of:=SUM([.D8:.D14])" office:value-type="float" office:value="51.03125" calcext:value-type="float">
            <text:p>51.03125</text:p>
          </table:table-cell>
          <table:table-cell table:formula="of:=[.D16]*[.E$6]" office:value-type="float" office:value="816.5" calcext:value-type="float">
            <text:p>816.5</text:p>
          </table:table-cell>
          <table:table-cell table:number-columns-repeated="10"/>
          <table:table-cell table:style-name="ce2" office:value-type="string" calcext:value-type="string">
            <text:p>2/scan</text:p>
          </table:table-cell>
          <table:table-cell table:formula="of:=[.Q15]/2" office:value-type="float" office:value="41.9555555555556" calcext:value-type="float">
            <text:p>41.9555555556</text:p>
          </table:table-cell>
          <table:table-cell/>
          <table:table-cell table:formula="of:=[.S15]+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U15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2"/>
          <table:table-cell table:number-columns-repeated="2"/>
          <table:table-cell table:formula="of:=[.S16]+1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U1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ADC MHz</text:p>
          </table:table-cell>
          <table:table-cell table:style-name="ce2" office:value-type="string" calcext:value-type="string">
            <text:p>DMA ½</text:p>
          </table:table-cell>
          <table:table-cell table:number-columns-repeated="10"/>
          <table:table-cell table:style-name="ce2"/>
          <table:table-cell table:number-columns-repeated="2"/>
          <table:table-cell table:formula="of:=[.S17]+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U14]" office:value-type="float" office:value="156" calcext:value-type="float">
            <text:p>156</text:p>
          </table:table-cell>
          <table:table-cell table:formula="of:=[.U18]+[.U17]+[.U16]+[.U15]" office:value-type="float" office:value="276" calcext:value-type="float">
            <text:p>276</text:p>
          </table:table-cell>
          <table:table-cell table:formula="of:=[.V18]*(1/[.D$19])" office:value-type="float" office:value="24.5333333333333" calcext:value-type="float">
            <text:p>24.5333333333</text:p>
          </table:table-cell>
          <table:table-cell table:formula="of:=[.W18]*[.Q$23]" office:value-type="float" office:value="0.52992" calcext:value-type="float">
            <text:p>0.52992</text:p>
          </table:table-cell>
        </table:table-row>
        <table:table-row table:style-name="ro1">
          <table:table-cell office:value-type="string" calcext:value-type="string">
            <text:p>F446</text:p>
          </table:table-cell>
          <table:table-cell table:number-columns-repeated="2"/>
          <table:table-cell table:formula="of:=45/4" office:value-type="float" office:value="11.25" calcext:value-type="float">
            <text:p>11.25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style-name="ce2"/>
          <table:table-cell table:number-columns-repeated="2"/>
          <table:table-cell table:formula="of:=[.S18]+1" office:value-type="float" office:value="13" calcext:value-type="float">
            <text:p>13</text:p>
          </table:table-cell>
          <table:table-cell office:value-type="string" calcext:value-type="string">
            <text:p>X1</text:p>
          </table:table-cell>
          <table:table-cell table:formula="of:=[.U1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20]+[.C$6]" office:value-type="float" office:value="40" calcext:value-type="float">
            <text:p>40</text:p>
          </table:table-cell>
          <table:table-cell table:style-name="ce5" table:formula="of:=[.C20]*(1/[.D$19])" office:value-type="float" office:value="3.55555555555556" calcext:value-type="float">
            <text:p>3.56</text:p>
          </table:table-cell>
          <table:table-cell table:formula="of:=[.D20]*[.E$19]" office:value-type="float" office:value="56.888888888889" calcext:value-type="float">
            <text:p>56.8888888889</text:p>
          </table:table-cell>
          <table:table-cell office:value-type="string" calcext:value-type="string">
            <text:p>IN1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/>
          <table:table-cell table:number-columns-repeated="2"/>
          <table:table-cell table:formula="of:=[.S19]+1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U1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21]+[.C$6]" office:value-type="float" office:value="40" calcext:value-type="float">
            <text:p>40</text:p>
          </table:table-cell>
          <table:table-cell table:style-name="ce5" table:formula="of:=[.C21]*(1/[.D$19])" office:value-type="float" office:value="3.55555555555556" calcext:value-type="float">
            <text:p>3.56</text:p>
          </table:table-cell>
          <table:table-cell table:formula="of:=[.D21]*[.E$19]" office:value-type="float" office:value="56.888888888889" calcext:value-type="float">
            <text:p>56.8888888889</text:p>
          </table:table-cell>
          <table:table-cell office:value-type="string" calcext:value-type="string">
            <text:p>IN1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60 Hz(us)</text:p>
          </table:table-cell>
          <table:table-cell table:formula="of:=1000000/60" office:value-type="float" office:value="16666.6666666667" calcext:value-type="float">
            <text:p>16666.6666666667</text:p>
          </table:table-cell>
          <table:table-cell/>
          <table:table-cell table:formula="of:=[.S20]+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U20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B22]+[.C$6]" office:value-type="float" office:value="40" calcext:value-type="float">
            <text:p>40</text:p>
          </table:table-cell>
          <table:table-cell table:style-name="ce5" table:formula="of:=[.C22]*(1/[.D$19])" office:value-type="float" office:value="3.55555555555556" calcext:value-type="float">
            <text:p>3.56</text:p>
          </table:table-cell>
          <table:table-cell table:formula="of:=[.D22]*[.E$19]" office:value-type="float" office:value="56.888888888889" calcext:value-type="float">
            <text:p>56.8888888889</text:p>
          </table:table-cell>
          <table:table-cell office:value-type="string" calcext:value-type="string">
            <text:p>IN1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JP10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us/deg</text:p>
          </table:table-cell>
          <table:table-cell table:formula="of:=[.Q21]/360" office:value-type="float" office:value="46.2962962962963" calcext:value-type="float">
            <text:p>46.2962962963</text:p>
          </table:table-cell>
          <table:table-cell/>
          <table:table-cell table:formula="of:=[.S21]+1" office:value-type="float" office:value="16" calcext:value-type="float">
            <text:p>16</text:p>
          </table:table-cell>
          <table:table-cell/>
          <table:table-cell table:formula="of:=[.U18]" office:value-type="float" office:value="156" calcext:value-type="float">
            <text:p>156</text:p>
          </table:table-cell>
          <table:table-cell table:formula="of:=[.U22]+[.U21]+[.U20]+[.U19]" office:value-type="float" office:value="276" calcext:value-type="float">
            <text:p>276</text:p>
          </table:table-cell>
          <table:table-cell table:formula="of:=[.V22]*(1/[.D$19])" office:value-type="float" office:value="24.5333333333333" calcext:value-type="float">
            <text:p>24.5333333333</text:p>
          </table:table-cell>
          <table:table-cell table:formula="of:=[.W22]*[.Q$23]" office:value-type="float" office:value="0.52992" calcext:value-type="float">
            <text:p>0.52992</text:p>
          </table:table-cell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B23]+[.C$6]" office:value-type="float" office:value="40" calcext:value-type="float">
            <text:p>40</text:p>
          </table:table-cell>
          <table:table-cell table:style-name="ce5" table:formula="of:=[.C23]*(1/[.D$19])" office:value-type="float" office:value="3.55555555555556" calcext:value-type="float">
            <text:p>3.56</text:p>
          </table:table-cell>
          <table:table-cell table:formula="of:=[.D23]*[.E$19]" office:value-type="float" office:value="56.888888888889" calcext:value-type="float">
            <text:p>56.8888888889</text:p>
          </table:table-cell>
          <table:table-cell office:value-type="string" calcext:value-type="string">
            <text:p>IN1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JP11</text:p>
          </table:table-cell>
          <table:table-cell office:value-type="string" calcext:value-type="string">
            <text:p>Therm</text:p>
          </table:table-cell>
          <table:table-cell table:number-columns-repeated="6"/>
          <table:table-cell table:style-name="ce2" office:value-type="string" calcext:value-type="string">
            <text:p>deg/us</text:p>
          </table:table-cell>
          <table:table-cell table:formula="of:=1/[.Q22]" office:value-type="float" office:value="0.0216" calcext:value-type="float">
            <text:p>0.0216</text:p>
          </table:table-cell>
          <table:table-cell table:number-columns-repeated="7"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B24]+[.C$6]" office:value-type="float" office:value="40" calcext:value-type="float">
            <text:p>40</text:p>
          </table:table-cell>
          <table:table-cell table:style-name="ce5" table:formula="of:=[.C24]*(1/[.D$19])" office:value-type="float" office:value="3.55555555555556" calcext:value-type="float">
            <text:p>3.56</text:p>
          </table:table-cell>
          <table:table-cell table:formula="of:=[.D24]*[.E$19]" office:value-type="float" office:value="56.888888888889" calcext:value-type="float">
            <text:p>56.8888888889</text:p>
          </table:table-cell>
          <table:table-cell office:value-type="string" calcext:value-type="string">
            <text:p>IN1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JP17</text:p>
          </table:table-cell>
          <table:table-cell office:value-type="string" calcext:value-type="string">
            <text:p>SPARE</text:p>
          </table:table-cell>
          <table:table-cell table:number-columns-repeated="6"/>
          <table:table-cell table:style-name="ce2"/>
          <table:table-cell table:number-columns-repeated="4"/>
          <table:table-cell table:formula="of:=SUM([.U7:.U22])" office:value-type="float" office:value="1104" calcext:value-type="float">
            <text:p>1104</text:p>
          </table:table-cell>
          <table:table-cell table:formula="of:=[.V22]+[.V18]+[.V14]+[.V10]" office:value-type="float" office:value="1104" calcext:value-type="float">
            <text:p>1104</text:p>
          </table:table-cell>
          <table:table-cell table:formula="of:=[.V24]*(1/[.D$19])" office:value-type="float" office:value="98.1333333333333" calcext:value-type="float">
            <text:p>98.1333333333</text:p>
          </table:table-cell>
          <table:table-cell table:formula="of:=[.W24]*[.Q$23]" office:value-type="float" office:value="2.11968" calcext:value-type="float">
            <text:p>2.11968</text:p>
          </table:table-cell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B25]+[.C$6]" office:value-type="float" office:value="40" calcext:value-type="float">
            <text:p>40</text:p>
          </table:table-cell>
          <table:table-cell table:style-name="ce5" table:formula="of:=[.C25]*(1/[.D$19])" office:value-type="float" office:value="3.55555555555556" calcext:value-type="float">
            <text:p>3.56</text:p>
          </table:table-cell>
          <table:table-cell table:formula="of:=[.D25]*[.E$19]" office:value-type="float" office:value="56.888888888889" calcext:value-type="float">
            <text:p>56.8888888889</text:p>
          </table:table-cell>
          <table:table-cell office:value-type="string" calcext:value-type="string">
            <text:p>IN1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JP24</text:p>
          </table:table-cell>
          <table:table-cell office:value-type="string" calcext:value-type="string">
            <text:p>Pressure</text:p>
          </table:table-cell>
          <table:table-cell table:number-columns-repeated="11"/>
          <table:table-cell table:formula="of:=16*[.C$20]*(1/[.U24])" office:value-type="float" office:value="0.579710144927536" calcext:value-type="float">
            <text:p>0.5797101449</text:p>
          </table:table-cell>
          <table:table-cell table:number-columns-repeated="3"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B26]+[.C$6]" office:value-type="float" office:value="40" calcext:value-type="float">
            <text:p>40</text:p>
          </table:table-cell>
          <table:table-cell table:style-name="ce5" table:formula="of:=[.C26]*(1/[.D$19])" office:value-type="float" office:value="3.55555555555556" calcext:value-type="float">
            <text:p>3.56</text:p>
          </table:table-cell>
          <table:table-cell table:formula="of:=[.D26]*[.E$19]" office:value-type="float" office:value="56.888888888889" calcext:value-type="float">
            <text:p>56.8888888889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WR12V+</text:p>
          </table:table-cell>
          <table:table-cell table:number-columns-repeated="16"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B27]+[.C$6]" office:value-type="float" office:value="156" calcext:value-type="float">
            <text:p>156</text:p>
          </table:table-cell>
          <table:table-cell table:style-name="ce5" table:formula="of:=[.C27]*(1/[.D$19])" office:value-type="float" office:value="13.8666666666667" calcext:value-type="float">
            <text:p>13.87</text:p>
          </table:table-cell>
          <table:table-cell table:formula="of:=[.D27]*[.E$19]" office:value-type="float" office:value="221.866666666667" calcext:value-type="float">
            <text:p>221.8666666667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STRING-PLUS</text:p>
          </table:table-cell>
          <table:table-cell table:number-columns-repeated="16"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table:formula="of:=[.B28]+[.C$6]" office:value-type="float" office:value="156" calcext:value-type="float">
            <text:p>156</text:p>
          </table:table-cell>
          <table:table-cell table:style-name="ce5" table:formula="of:=[.C28]*(1/[.D$19])" office:value-type="float" office:value="13.8666666666667" calcext:value-type="float">
            <text:p>13.87</text:p>
          </table:table-cell>
          <table:table-cell table:formula="of:=[.D28]*[.E$19]" office:value-type="float" office:value="221.866666666667" calcext:value-type="float">
            <text:p>221.8666666667</text:p>
          </table:table-cell>
          <table:table-cell office:value-type="string" calcext:value-type="string">
            <text:p>IN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STRING-MINUS</text:p>
          </table:table-cell>
          <table:table-cell table:number-columns-repeated="16"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29]+[.C$6]" office:value-type="float" office:value="40" calcext:value-type="float">
            <text:p>40</text:p>
          </table:table-cell>
          <table:table-cell table:style-name="ce5" table:formula="of:=[.C29]*(1/[.D$19])" office:value-type="float" office:value="3.55555555555556" calcext:value-type="float">
            <text:p>3.56</text:p>
          </table:table-cell>
          <table:table-cell table:formula="of:=[.D29]*[.E$19]" office:value-type="float" office:value="56.888888888889" calcext:value-type="float">
            <text:p>56.8888888889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JP34</text:p>
          </table:table-cell>
          <table:table-cell office:value-type="string" calcext:value-type="string">
            <text:p>AC Transfrmr</text:p>
          </table:table-cell>
          <table:table-cell table:number-columns-repeated="15"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table:formula="of:=[.B30]+[.C$6]" office:value-type="float" office:value="156" calcext:value-type="float">
            <text:p>156</text:p>
          </table:table-cell>
          <table:table-cell table:style-name="ce5" table:formula="of:=[.C30]*(1/[.D$19])" office:value-type="float" office:value="13.8666666666667" calcext:value-type="float">
            <text:p>13.87</text:p>
          </table:table-cell>
          <table:table-cell table:formula="of:=[.D30]*[.E$19]" office:value-type="float" office:value="221.866666666667" calcext:value-type="float">
            <text:p>221.8666666667</text:p>
          </table:table-cell>
          <table:table-cell office:value-type="string" calcext:value-type="string">
            <text:p>Vbat|Vts</text:p>
          </table:table-cell>
          <table:table-cell/>
          <table:table-cell office:value-type="string" calcext:value-type="string">
            <text:p>5us|10us min</text:p>
          </table:table-cell>
          <table:table-cell table:number-columns-repeated="16"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B31]+[.C$6]" office:value-type="float" office:value="156" calcext:value-type="float">
            <text:p>156</text:p>
          </table:table-cell>
          <table:table-cell table:style-name="ce5" table:formula="of:=[.C31]*(1/[.D$19])" office:value-type="float" office:value="13.8666666666667" calcext:value-type="float">
            <text:p>13.87</text:p>
          </table:table-cell>
          <table:table-cell table:formula="of:=[.D31]*[.E$19]" office:value-type="float" office:value="221.866666666667" calcext:value-type="float">
            <text:p>221.8666666667</text:p>
          </table:table-cell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10us min</text:p>
          </table:table-cell>
          <table:table-cell table:number-columns-repeated="16"/>
        </table:table-row>
        <table:table-row table:style-name="ro1">
          <table:table-cell table:number-columns-repeated="9"/>
          <table:table-cell table:style-name="ce2" office:value-type="string" calcext:value-type="string">
            <text:p>Input J34</text:p>
          </table:table-cell>
          <table:table-cell table:style-name="ce2"/>
          <table:table-cell table:style-name="ce2" office:value-type="string" calcext:value-type="string">
            <text:p>Minus offset</text:p>
          </table:table-cell>
          <table:table-cell table:style-name="ce2" office:value-type="string" calcext:value-type="string">
            <text:p>lsb/volt</text:p>
          </table:table-cell>
          <table:table-cell table:style-name="ce2" office:value-type="string" calcext:value-type="string">
            <text:p>Max valley(volt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2" office:value-type="string" calcext:value-type="string">
            <text:p>gnd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 SUM([.C21:.C29])" office:value-type="float" office:value="592" calcext:value-type="float">
            <text:p>592</text:p>
          </table:table-cell>
          <table:table-cell table:formula="of:= SUM([.D20:.D31])" office:value-type="float" office:value="83.9111111111113" calcext:value-type="float">
            <text:p>83.9111111111</text:p>
          </table:table-cell>
          <table:table-cell table:formula="of:= SUM([.E20:.E31])" office:value-type="float" office:value="1342.57777777778" calcext:value-type="float">
            <text:p>1342.5777777778</text:p>
          </table:table-cell>
          <table:table-cell table:number-columns-repeated="4"/>
          <table:table-cell table:style-name="ce2" office:value-type="string" calcext:value-type="string">
            <text:p>open</text:p>
          </table:table-cell>
          <table:table-cell table:style-name="ce2" office:value-type="float" office:value="2054" calcext:value-type="float">
            <text:p>2054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number-columns-repeated="9"/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2401" calcext:value-type="float">
            <text:p>2401</text:p>
          </table:table-cell>
          <table:table-cell table:style-name="ce2" table:formula="of:=[.K35]-[.K$33]" office:value-type="float" office:value="518" calcext:value-type="float">
            <text:p>518</text:p>
          </table:table-cell>
          <table:table-cell table:style-name="ce7" table:formula="of:=[.L35]/[.J35]" office:value-type="float" office:value="102.982107355865" calcext:value-type="float">
            <text:p>102.9821</text:p>
          </table:table-cell>
          <table:table-cell table:style-name="ce8" table:formula="of:=[.K$33]/[.M35]" office:value-type="float" office:value="18.2847297297297" calcext:value-type="float">
            <text:p>18.285</text:p>
          </table:table-cell>
          <table:table-cell table:style-name="ce9" table:formula="of:=[.N35]/SQRT(2)" office:value-type="float" office:value="12.9292563840552" calcext:value-type="float">
            <text:p>12.929</text:p>
          </table:table-cell>
          <table:table-cell table:formula="of:=[.O35]*240/12" office:value-type="float" office:value="258.585127681104" calcext:value-type="float">
            <text:p>258.585127681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1/(0.000001*[.D34])" office:value-type="float" office:value="11917.3728813559" calcext:value-type="float">
            <text:p>11917.3728813559</text:p>
          </table:table-cell>
          <table:table-cell table:formula="of:=1/(0.000001*[.E34])" office:value-type="float" office:value="744.835805084744" calcext:value-type="float">
            <text:p>744.8358050847</text:p>
          </table:table-cell>
          <table:table-cell table:number-columns-repeated="4"/>
          <table:table-cell table:style-name="ce2" office:value-type="float" office:value="13.18" calcext:value-type="float">
            <text:p>13.18</text:p>
          </table:table-cell>
          <table:table-cell table:style-name="ce2" office:value-type="float" office:value="3235" calcext:value-type="float">
            <text:p>3235</text:p>
          </table:table-cell>
          <table:table-cell table:style-name="ce2" table:formula="of:=[.K36]-[.K$33]" office:value-type="float" office:value="1352" calcext:value-type="float">
            <text:p>1352</text:p>
          </table:table-cell>
          <table:table-cell table:style-name="ce7" table:formula="of:=[.L36]/[.J36]" office:value-type="float" office:value="102.57966616085" calcext:value-type="float">
            <text:p>102.5797</text:p>
          </table:table-cell>
          <table:table-cell table:style-name="ce8" table:formula="of:=[.K$33]/[.M36]" office:value-type="float" office:value="18.3564644970414" calcext:value-type="float">
            <text:p>18.356</text:p>
          </table:table-cell>
          <table:table-cell table:style-name="ce9" table:formula="of:=[.N36]/SQRT(2)" office:value-type="float" office:value="12.9799805244681" calcext:value-type="float">
            <text:p>12.980</text:p>
          </table:table-cell>
          <table:table-cell table:formula="of:=[.O36]*240/12" office:value-type="float" office:value="259.599610489362" calcext:value-type="float">
            <text:p>259.599610489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6]/60" office:value-type="float" office:value="198.622881355932" calcext:value-type="float">
            <text:p>198.6228813559</text:p>
          </table:table-cell>
          <table:table-cell table:formula="of:=[.E36]/60" office:value-type="float" office:value="12.4139300847457" calcext:value-type="float">
            <text:p>12.4139300847</text:p>
          </table:table-cell>
          <table:table-cell table:number-columns-repeated="4"/>
          <table:table-cell table:style-name="ce2" table:number-columns-repeated="5"/>
          <table:table-cell table:number-columns-repeated="10"/>
        </table:table-row>
        <table:table-row table:style-name="ro1">
          <table:table-cell table:number-columns-repeated="3"/>
          <table:table-cell table:formula="of:=[.D37]/2" office:value-type="float" office:value="99.3114406779659" calcext:value-type="float">
            <text:p>99.311440678</text:p>
          </table:table-cell>
          <table:table-cell table:formula="of:=[.E37]/2" office:value-type="float" office:value="6.20696504237287" calcext:value-type="float">
            <text:p>6.206965042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38]/2" office:value-type="float" office:value="49.655720338983" calcext:value-type="float">
            <text:p>49.655720339</text:p>
          </table:table-cell>
          <table:table-cell table:formula="of:=[.E38]/2" office:value-type="float" office:value="3.10348252118643" calcext:value-type="float">
            <text:p>3.1034825212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DTWTIME</text:p>
          </table:table-cell>
          <table:table-cell office:value-type="float" office:value="1546" calcext:value-type="float">
            <text:p>154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string" calcext:value-type="string">
            <text:p>Diff</text:p>
          </table:table-cell>
          <table:table-cell table:formula="of:=1-[.E41]/[.E34]" office:value-type="float" office:value="-0.151516154661015" calcext:value-type="float">
            <text:p>-0.1515161547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total cycles</text:p>
          </table:table-cell>
          <table:table-cell table:style-name="ce2" office:value-type="string" calcext:value-type="string">
            <text:p>us/cnvsn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8"/>
        </table:table-row>
        <table:table-row table:style-name="ro1">
          <table:table-cell table:formula="of:=[.A43]+1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B46]+[.C$6]" office:value-type="float" office:value="68" calcext:value-type="float">
            <text:p>68</text:p>
          </table:table-cell>
          <table:table-cell table:style-name="ce4" table:formula="of:=[.C46]*(1/[.D$19])" office:value-type="float" office:value="6.04444444444444" calcext:value-type="float">
            <text:p>6.0444</text:p>
          </table:table-cell>
          <table:table-cell table:formula="of:=[.D46]*[.E$45]" office:value-type="float" office:value="78.5777777777777" calcext:value-type="float">
            <text:p>78.5777777778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JP34</text:p>
          </table:table-cell>
          <table:table-cell office:value-type="string" calcext:value-type="string">
            <text:p>AC Transfrmr</text:p>
          </table:table-cell>
          <table:table-cell table:formula="of:=(1000000/60)/[.D46]" office:value-type="float" office:value="2757.35294117647" calcext:value-type="float">
            <text:p>2757.3529411765</text:p>
          </table:table-cell>
          <table:table-cell table:formula="of:=[.J46]/2" office:value-type="float" office:value="1378.67647058824" calcext:value-type="float">
            <text:p>1378.6764705882</text:p>
          </table:table-cell>
          <table:table-cell/>
          <table:table-cell office:value-type="string" calcext:value-type="string">
            <text:p>Number ststick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4" table:formula="of:=13*[.D46]" office:value-type="float" office:value="78.5777777777778" calcext:value-type="float">
            <text:p>78.5778</text:p>
          </table:table-cell>
          <table:table-cell table:number-columns-repeated="7"/>
          <table:table-cell office:value-type="string" calcext:value-type="string">
            <text:p>Sys clk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one cycle(ms)</text:p>
          </table:table-cell>
          <table:table-cell table:style-name="ce2" office:value-type="string" calcext:value-type="string">
            <text:p>1 deg(us)</text:p>
          </table:table-cell>
          <table:table-cell table:style-name="ce2"/>
          <table:table-cell table:style-name="ce2" office:value-type="string" calcext:value-type="string">
            <text:p>ratio</text:p>
          </table:table-cell>
          <table:table-cell table:style-name="ce2"/>
          <table:table-cell table:number-columns-repeated="6"/>
          <table:table-cell office:value-type="string" calcext:value-type="string">
            <text:p>APB2</text:p>
          </table:table-cell>
          <table:table-cell office:value-type="float" office:value="45" calcext:value-type="float">
            <text:p>45</text:p>
          </table:table-cell>
          <table:table-cell table:formula="of:=[.N47]/[.N4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formula="of:=1000/[.A49]" office:value-type="float" office:value="16.6666666666667" calcext:value-type="float">
            <text:p>16.66667</text:p>
          </table:table-cell>
          <table:table-cell table:style-name="ce3" table:formula="of:=[.B49]*1000/360" office:value-type="float" office:value="46.2962962962963" calcext:value-type="float">
            <text:p>46.29630</text:p>
          </table:table-cell>
          <table:table-cell table:style-name="ce6" table:formula="of:=1000*[.B49]/[.D$46]" office:value-type="float" office:value="2757.35294117648" calcext:value-type="float">
            <text:p>2757.4</text:p>
          </table:table-cell>
          <table:table-cell table:formula="of:=([.E$46]/[.C49])-1" office:value-type="float" office:value="0.697279999999999" calcext:value-type="float">
            <text:p>0.69728</text:p>
          </table:table-cell>
          <table:table-cell table:number-columns-repeated="3"/>
          <table:table-cell table:formula="of:=1000*[.B49]/[.D46]" office:value-type="float" office:value="2757.35294117648" calcext:value-type="float">
            <text:p>2757.3529411765</text:p>
          </table:table-cell>
          <table:table-cell table:formula="of:=[.I49]/512" office:value-type="float" office:value="5.38545496323531" calcext:value-type="float">
            <text:p>5.3854549632</text:p>
          </table:table-cell>
          <table:table-cell table:number-columns-repeated="2"/>
          <table:table-cell office:value-type="string" calcext:value-type="string">
            <text:p>ADC divider</text:p>
          </table:table-cell>
          <table:table-cell office:value-type="float" office:value="4" calcext:value-type="float">
            <text:p>4</text:p>
          </table:table-cell>
          <table:table-cell table:formula="of:=[.N4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0.95*[.A49]" office:value-type="float" office:value="57" calcext:value-type="float">
            <text:p>57</text:p>
          </table:table-cell>
          <table:table-cell table:style-name="ce3" table:formula="of:=1000/[.A50]" office:value-type="float" office:value="17.5438596491228" calcext:value-type="float">
            <text:p>17.54386</text:p>
          </table:table-cell>
          <table:table-cell table:style-name="ce3" table:formula="of:=[.B50]*1000/360" office:value-type="float" office:value="48.7329434697856" calcext:value-type="float">
            <text:p>48.73294</text:p>
          </table:table-cell>
          <table:table-cell table:style-name="ce6" table:formula="of:=1000*[.B50]/[.D$46]" office:value-type="float" office:value="2902.47678018576" calcext:value-type="float">
            <text:p>2902.5</text:p>
          </table:table-cell>
          <table:table-cell table:formula="of:=([.E$46]/[.C50])-1" office:value-type="float" office:value="0.612415999999998" calcext:value-type="float">
            <text:p>0.612416</text:p>
          </table:table-cell>
          <table:table-cell table:number-columns-repeated="7"/>
          <table:table-cell office:value-type="string" calcext:value-type="string">
            <text:p>ADC clk</text:p>
          </table:table-cell>
          <table:table-cell table:formula="of:=[.N48]/[.N49]" office:value-type="float" office:value="11.25" calcext:value-type="float">
            <text:p>11.25</text:p>
          </table:table-cell>
          <table:table-cell table:formula="of:=[.O49]*[.O48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formula="of:=1.05*[.A49]" office:value-type="float" office:value="63" calcext:value-type="float">
            <text:p>63</text:p>
          </table:table-cell>
          <table:table-cell table:style-name="ce3" table:formula="of:=1000/[.A51]" office:value-type="float" office:value="15.8730158730159" calcext:value-type="float">
            <text:p>15.87302</text:p>
          </table:table-cell>
          <table:table-cell table:style-name="ce3" table:formula="of:=[.B51]*1000/360" office:value-type="float" office:value="44.0917107583774" calcext:value-type="float">
            <text:p>44.09171</text:p>
          </table:table-cell>
          <table:table-cell table:style-name="ce6" table:formula="of:=1000*[.B51]/[.D$46]" office:value-type="float" office:value="2626.05042016807" calcext:value-type="float">
            <text:p>2626.1</text:p>
          </table:table-cell>
          <table:table-cell table:formula="of:=([.E$46]/[.C51])-1" office:value-type="float" office:value="0.782143999999999" calcext:value-type="float">
            <text:p>0.782144</text:p>
          </table:table-cell>
          <table:table-cell table:number-columns-repeated="7"/>
          <table:table-cell office:value-type="string" calcext:value-type="string">
            <text:p>ADC cnvrsn</text:p>
          </table:table-cell>
          <table:table-cell table:formula="of:=56+12"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2" office:value-type="string" calcext:value-type="string">
            <text:p>block size</text:p>
          </table:table-cell>
          <table:table-cell table:style-name="ce2" office:value-type="string" calcext:value-type="string">
            <text:p>us to store</text:p>
          </table:table-cell>
          <table:table-cell table:style-name="ce2" office:value-type="string" calcext:value-type="string">
            <text:p># blocks</text:p>
          </table:table-cell>
          <table:table-cell/>
          <table:table-cell office:value-type="string" calcext:value-type="string">
            <text:p>sys per cnvrsn</text:p>
          </table:table-cell>
          <table:table-cell/>
          <table:table-cell table:formula="of:=[.N51]*[.O50]" office:value-type="float" office:value="1088" calcext:value-type="float">
            <text:p>10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53]+[.C$6]" office:value-type="float" office:value="15" calcext:value-type="float">
            <text:p>15</text:p>
          </table:table-cell>
          <table:table-cell table:style-name="ce4" table:formula="of:=[.C53]*(1/[.D$19])" office:value-type="float" office:value="1.33333333333333" calcext:value-type="float">
            <text:p>1.3333</text:p>
          </table:table-cell>
          <table:table-cell table:formula="of:=[.D53]*[.E$45]" office:value-type="float" office:value="17.3333333333333" calcext:value-type="float">
            <text:p>17.3333333333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formula="of:=[.I53]*[.D$46]" office:value-type="float" office:value="3094.75555555555" calcext:value-type="float">
            <text:p>3094.7555555556</text:p>
          </table:table-cell>
          <table:table-cell table:formula="of:=(1000000/60/[.J53])" office:value-type="float" office:value="5.3854549632353" calcext:value-type="float">
            <text:p>5.3854549632</text:p>
          </table:table-cell>
          <table:table-cell/>
          <table:table-cell office:value-type="string" calcext:value-type="string">
            <text:p># dma stores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6" calcext:value-type="float">
            <text:p>256</text:p>
          </table:table-cell>
          <table:table-cell table:formula="of:=[.I54]*[.D$46]" office:value-type="float" office:value="1547.37777777778" calcext:value-type="float">
            <text:p>1547.3777777778</text:p>
          </table:table-cell>
          <table:table-cell table:formula="of:=(1000000/60/[.J54])" office:value-type="float" office:value="10.7709099264706" calcext:value-type="float">
            <text:p>10.7709099265</text:p>
          </table:table-cell>
          <table:table-cell/>
          <table:table-cell office:value-type="string" calcext:value-type="string">
            <text:p>sys per dma</text:p>
          </table:table-cell>
          <table:table-cell table:formula="of:=[.N53]*[.N52]" office:value-type="float" office:value="0" calcext:value-type="float">
            <text:p>0</text:p>
          </table:table-cell>
          <table:table-cell table:formula="of:=[.O53]*[.O52]" office:value-type="float" office:value="557056" calcext:value-type="float">
            <text:p>55705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us per dma</text:p>
          </table:table-cell>
          <table:table-cell/>
          <table:table-cell table:formula="of:=[.O54]/[.N47]" office:value-type="float" office:value="3094.75555555556" calcext:value-type="float">
            <text:p>3094.7555555556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 calcext:value-type="string">
            <text:p>Sys cycles per conversion</text:p>
          </table:table-cell>
          <table:table-cell table:style-name="ce2" table:number-columns-repeated="2"/>
          <table:table-cell/>
          <table:table-cell office:value-type="string" calcext:value-type="string">
            <text:p>sys per 60 Hz</text:p>
          </table:table-cell>
          <table:table-cell/>
          <table:table-cell table:formula="of:=(180000000/60)" office:value-type="float" office:value="3000000" calcext:value-type="float">
            <text:p>3000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Shoud be</text:p>
          </table:table-cell>
          <table:table-cell/>
          <table:table-cell office:value-type="string" calcext:value-type="string">
            <text:p>dma per cycle</text:p>
          </table:table-cell>
          <table:table-cell/>
          <table:table-cell table:formula="of:=[.O56]/[.O54]" office:value-type="float" office:value="5.38545496323529" calcext:value-type="float">
            <text:p>5.3854549632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D46]" office:value-type="float" office:value="6.04444444444444" calcext:value-type="float">
            <text:p>6.0444</text:p>
          </table:table-cell>
          <table:table-cell table:formula="of:=[.B58]/(1000000/60)" office:value-type="float" office:value="0.000362666666666666" calcext:value-type="float">
            <text:p>0.0003626667</text:p>
          </table:table-cell>
          <table:table-cell table:formula="of:=[.C58]*2*PI()" office:value-type="float" office:value="0.00227870187140379" calcext:value-type="float">
            <text:p>0.002278701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COS([.D59]*[.D$58])" office:value-type="float" office:value="0.999997403760014" calcext:value-type="float">
            <text:p>0.999997403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2"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59]+1" office:value-type="float" office:value="2" calcext:value-type="float">
            <text:p>2</text:p>
          </table:table-cell>
          <table:table-cell table:formula="of:=COS([.D60]*[.D$58])" office:value-type="float" office:value="0.999989615053537" calcext:value-type="float">
            <text:p>0.9999896151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1536" calcext:value-type="float">
            <text:p>153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0]+1" office:value-type="float" office:value="3" calcext:value-type="float">
            <text:p>3</text:p>
          </table:table-cell>
          <table:table-cell table:formula="of:=COS([.D61]*[.D$58])" office:value-type="float" office:value="0.999976633921012" calcext:value-type="float">
            <text:p>0.9999766339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2" office:value-type="float" office:value="2496" calcext:value-type="float">
            <text:p>24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1]+1" office:value-type="float" office:value="4" calcext:value-type="float">
            <text:p>4</text:p>
          </table:table-cell>
          <table:table-cell table:formula="of:=COS([.D62]*[.D$58])" office:value-type="float" office:value="0.999958460429843" calcext:value-type="float">
            <text:p>0.9999584604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/>
          <table:table-cell office:value-type="float" office:value="7872" calcext:value-type="float">
            <text:p>787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2]+1" office:value-type="float" office:value="5" calcext:value-type="float">
            <text:p>5</text:p>
          </table:table-cell>
          <table:table-cell table:formula="of:=COS([.D63]*[.D$58])" office:value-type="float" office:value="0.999935094674395" calcext:value-type="float">
            <text:p>0.999935094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63]+1" office:value-type="float" office:value="6" calcext:value-type="float">
            <text:p>6</text:p>
          </table:table-cell>
          <table:table-cell table:formula="of:=COS([.D64]*[.D$58])" office:value-type="float" office:value="0.999906536775995" calcext:value-type="float">
            <text:p>0.999906536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INT((1/[.C58])/4)" office:value-type="float" office:value="689" calcext:value-type="float">
            <text:p>689</text:p>
          </table:table-cell>
          <table:table-cell table:formula="of:=COS([.D65]*[.D$58])" office:value-type="float" office:value="0.000770737321374383" calcext:value-type="float">
            <text:p>0.000770737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2">00/00/0000</text:date>, <text:time style:data-style-name="N2" text:time-value="19:44:42.697797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1:16:30.056393881</meta:creation-date>
    <dc:date>2023-12-02T15:03:35.600935227</dc:date>
    <meta:editing-duration>P2DT7H26M59S</meta:editing-duration>
    <meta:editing-cycles>18</meta:editing-cycles>
    <meta:generator>LibreOffice/5.1.6.2$Linux_X86_64 LibreOffice_project/10m0$Build-2</meta:generator>
    <meta:document-statistic meta:table-count="1" meta:cell-count="451" meta:object-count="0"/>
  </office:meta>
</office:document-meta>
</file>